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style:protect="size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gr4" style:family="graphic" style:parent-style-name="standard">
      <style:graphic-properties draw:marker-end="Symmetric_20_Arrow" draw:textarea-horizontal-align="center" draw:textarea-vertical-align="middle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6.5cm" svg:height="1cm" svg:x="1.5cm" svg:y="1.5cm">
          <text:p text:style-name="P1">Armory</text:p>
        </draw:rect>
        <draw:rect draw:style-name="gr2" draw:text-style-name="P1" draw:id="id2" draw:layer="layout" svg:width="4.062cm" svg:height="1cm" svg:x="1.438cm" svg:y="4cm">
          <text:p text:style-name="P1">Dungeon</text:p>
        </draw:rect>
        <draw:rect draw:style-name="gr2" draw:text-style-name="P1" draw:id="id3" draw:layer="layout" svg:width="4.062cm" svg:height="1cm" svg:x="1.438cm" svg:y="7cm">
          <text:p text:style-name="P1">Boss</text:p>
        </draw:rect>
        <draw:connector draw:style-name="gr3" draw:text-style-name="P1" draw:layer="layout" draw:line-skew="-0.25cm" svg:x1="14.75cm" svg:y1="2.5cm" svg:x2="3.469cm" svg:y2="4cm" draw:start-shape="id1" draw:start-glue-point="2" draw:end-shape="id2" draw:end-glue-point="0" svg:d="m14750 2500v500h-11281v1000">
          <text:p/>
        </draw:connector>
        <draw:connector draw:style-name="gr4" draw:text-style-name="P1" draw:layer="layout" svg:x1="3.469cm" svg:y1="5cm" svg:x2="3.469cm" svg:y2="7cm" draw:start-shape="id2" draw:start-glue-point="2" draw:end-shape="id3" draw:end-glue-point="0" svg:d="m3469 5000v2000">
          <text:p/>
        </draw:connector>
        <draw:rect draw:style-name="gr2" draw:text-style-name="P1" draw:id="id4" draw:layer="layout" svg:width="4.064cm" svg:height="1cm" svg:x="15cm" svg:y="7cm">
          <text:p text:style-name="P1">Item</text:p>
        </draw:rect>
        <draw:rect draw:style-name="gr2" draw:text-style-name="P1" draw:id="id5" draw:layer="layout" svg:width="4.062cm" svg:height="1cm" svg:x="10.438cm" svg:y="5.5cm">
          <text:p text:style-name="P1">Character</text:p>
        </draw:rect>
        <draw:rect draw:style-name="gr2" draw:text-style-name="P1" draw:id="id6" draw:layer="layout" svg:width="4.062cm" svg:height="1cm" svg:x="5.938cm" svg:y="4cm">
          <text:p text:style-name="P1">Guild</text:p>
        </draw:rect>
        <draw:connector draw:style-name="gr3" draw:text-style-name="P1" draw:layer="layout" draw:line-skew="-1.75cm" svg:x1="14.75cm" svg:y1="2.5cm" svg:x2="17.032cm" svg:y2="7cm" draw:start-shape="id1" draw:start-glue-point="2" draw:end-shape="id4" draw:end-glue-point="0" svg:d="m14750 2500v500h2282v4000">
          <text:p/>
        </draw:connector>
        <draw:connector draw:style-name="gr3" draw:text-style-name="P1" draw:layer="layout" draw:line-skew="-1cm" svg:x1="14.75cm" svg:y1="2.5cm" svg:x2="12.469cm" svg:y2="5.5cm" draw:start-shape="id1" draw:start-glue-point="2" draw:end-shape="id5" svg:d="m14750 2500v500h-2281v2500">
          <text:p/>
        </draw:connector>
        <draw:connector draw:style-name="gr3" draw:text-style-name="P1" draw:layer="layout" draw:line-skew="-0.25cm" svg:x1="14.75cm" svg:y1="2.5cm" svg:x2="7.969cm" svg:y2="4cm" draw:start-shape="id1" draw:start-glue-point="2" draw:end-shape="id6" draw:end-glue-point="0" svg:d="m14750 2500v500h-6781v1000">
          <text:p/>
        </draw:connector>
        <draw:connector draw:style-name="gr3" draw:text-style-name="P1" draw:layer="layout" svg:x1="7.969cm" svg:y1="5cm" svg:x2="10.438cm" svg:y2="6cm" draw:start-shape="id6" draw:start-glue-point="2" draw:end-shape="id5" draw:end-glue-point="3" svg:d="m7969 5000v1000h2469">
          <text:p/>
        </draw:connector>
        <draw:connector draw:style-name="gr3" draw:text-style-name="P1" draw:layer="layout" svg:x1="12.469cm" svg:y1="6.5cm" svg:x2="15cm" svg:y2="7.5cm" draw:start-shape="id5" draw:start-glue-point="2" draw:end-shape="id4" draw:end-glue-point="3" svg:d="m12469 6500v1000h2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us Martens</meta:initial-creator>
    <meta:creation-date>2010-03-14T12:17:53.23</meta:creation-date>
    <dc:date>2010-03-18T16:08:15.78</dc:date>
    <dc:creator>Markus Martens</dc:creator>
    <meta:editing-duration>PT04H36M43S</meta:editing-duration>
    <meta:editing-cycles>5</meta:editing-cycles>
    <meta:generator>OpenOffice.org/3.1$Win32 OpenOffice.org_project/310m19$Build-9420</meta:generator>
    <meta:document-statistic meta:object-count="13"/>
  </office:meta>
</office:document-meta>
</file>